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171aeb"/>
    </style:style>
    <style:style style:name="P2" style:family="paragraph" style:parent-style-name="Heading_20_1">
      <style:paragraph-properties fo:text-align="center" style:justify-single-word="false"/>
      <style:text-properties fo:font-size="16pt" officeooo:paragraph-rsid="00186e48" style:font-size-asian="16pt" style:font-size-complex="16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50%"/>
      <style:text-properties fo:font-weight="bold" officeooo:rsid="00186e48" officeooo:paragraph-rsid="00171aeb" style:font-weight-asian="bold" style:font-weight-complex="bold"/>
    </style:style>
    <style:style style:name="P4" style:family="paragraph" style:parent-style-name="Standard">
      <style:paragraph-properties fo:line-height="150%"/>
      <style:text-properties officeooo:paragraph-rsid="001981fb"/>
    </style:style>
    <style:style style:name="P5" style:family="paragraph" style:parent-style-name="Standard">
      <style:paragraph-properties fo:line-height="150%"/>
      <style:text-properties officeooo:paragraph-rsid="001547ed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50%"/>
      <style:text-properties officeooo:rsid="00186e48" officeooo:paragraph-rsid="00171aeb"/>
    </style:style>
    <style:style style:name="T1" style:family="text">
      <style:text-properties officeooo:rsid="00171aeb"/>
    </style:style>
    <style:style style:name="T2" style:family="text">
      <style:text-properties officeooo:rsid="00186e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47e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L TECLADO</text:h>
      <text:p text:style-name="P3"/>
      <text:p text:style-name="P6"><text:span text:style-name="T3">En el teclado las letras aparecen en minúscula o en mayúscula, dependiendo de que aprietes o no la tecla Mayúscula. La tecla Bloq Mayús significa </text:span><text:span text:style-name="T4">b</text:span><text:span text:style-name="T3">loquear las mayúsculas y se utiliza para escribir textos largos en mayúsculas. Prueba a escribir el siguiente texto en mayúsculas.</text:span><text:line-break/>PROCESAMIENTO DE TEXTOS ES TODO PROCESO QUE CONLLEVA LA PRODUCCIÓN DE UN DOCUMENTO PARTIENDO COMO BASE DE UN MANUSCRITO, DICTADO O ALGO PARECIDO.</text:p>
      <text:p text:style-name="P5"><text:span text:style-name="T3">Los números y algunos símbolos están en la parte superior.</text:span><text:span text:style-name="T4"> </text:span><text:span text:style-name="T3">Por ejemplo:</text:span><text:line-break/>º 1 2 3 4 5 6 7 8 9 0 ' ¡</text:p>
      <text:p text:style-name="P1"><text:span text:style-name="T3">Existen otros símbolos que se consiguen apretando la tecla correspondiente y al mismo tiempo la Mayúscula. Prueba a escribir las siguientes frases:</text:span><text:line-break/>Mª Cristina Ballester Fuentes<text:line-break/>¡Qué calor!.<text:line-break/>El amigo le dijo: "No vengas sin mi mochila".<text:line-break/>Estas palabras en valencià tienen ela geminada: il·lusió, col·laborar.<text:line-break/>Este coche cuesta 100 $ en Estados Unidos.<text:line-break/>¿Sabes cuál es el 15% de 400?<text:line-break/>Estas palabras en valencià llevan c trencada: ordenança, pedaç.<text:line-break/>Realiza la siguiente operación: (45*3+9/5)=?<text:line-break/>3 es mayor que 2 se escribe 3&gt;2; sin embargo, 2 es menor que 3 se escribe 2&lt;3.</text:p>
      <text:p text:style-name="P4"><text:span text:style-name="T3">Algunas teclas tienen un tercer símbolo. Este se escribe pulsando la tecla correspondiente y al mismo tiempo la tecla Alt Gr. Prueba a escribir las siguientes frases:</text:span><text:line-break/>El archivo que buscas está en la carpeta C:\Mis documentos\Textos.<text:line-break/>Mi dirección de correo electrónico es <text:a xlink:type="simple" xlink:href="mailto:pepe@teleline.com" text:style-name="Internet_20_link" text:visited-style-name="Visited_20_Internet_20_Link">pepe@teleline.com</text:a><text:line-break/>El precio de este disco son 12.<text:line-break/>[Palabras entre corchetes]<text:line-break/>{Palabras entre llaves}</text:p>
      <text:p text:style-name="P4"><text:soft-page-break/><text:span text:style-name="T3">Los acentos y los apóstrofos hay que saber diferenciarlos. Escribe las siguientes frases teniendo en cuenta los acentos y apóstrofos:</text:span><text:line-break/>Mª José Martínez López<text:line-break/>La adolescència amb molta freqüència es una edad complicada.<text:line-break/>L'ordinador d'Empar està trenca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cm" style:contextual-spacing="false" fo:keep-together="auto" fo:orphans="0" fo:widows="0" style:page-number="auto" fo:keep-with-next="always">
        <style:tab-stops/>
      </style:paragraph-properties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71aeb"/>
    </style:style>
    <style:style style:name="MT2" style:family="text">
      <style:text-properties officeooo:rsid="00186e48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text:span text:style-name="MT1"><text:tab/>Enrique Martínez </text:span><text:span text:style-name="MT2">Añón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01:26:25.611719799</meta:creation-date>
    <meta:generator>LibreOffice/7.4.0.3$Linux_X86_64 LibreOffice_project/40$Build-3</meta:generator>
    <dc:date>2022-10-03T22:36:13.762373233</dc:date>
    <meta:editing-duration>PT3H27M55S</meta:editing-duration>
    <meta:editing-cycles>6</meta:editing-cycles>
    <meta:document-statistic meta:table-count="0" meta:image-count="0" meta:object-count="0" meta:page-count="2" meta:paragraph-count="7" meta:word-count="286" meta:character-count="1744" meta:non-whitespace-character-count="1465"/>
  </office:meta>
</office:document-meta>
</file>